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GOST type A1" svg:font-family="'GOST type A'"/>
    <style:font-face style:name="Calibri" svg:font-family="Calibri" style:font-family-generic="roman"/>
    <style:font-face style:name="ISOCPEUR" svg:font-family="ISOCPEUR" style:font-family-generic="roman"/>
    <style:font-face style:name="Times New Roman1" svg:font-family="'Times New Roman'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GOST type A" svg:font-family="'GOST type A'" style:font-pitch="variable"/>
    <style:font-face style:name="Times New Roman" svg:font-family="'Times New Roman'" style:font-family-generic="roman" style:font-pitch="variable"/>
    <style:font-face style:name="AR PL KaitiM GB" svg:font-family="'AR PL KaitiM GB'" style:font-family-generic="system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loext:contextual-spacing="false" fo:line-height="150%" fo:text-indent="0cm" style:auto-text-indent="false"/>
      <style:text-properties style:font-name="Times New Roman" fo:font-size="12pt" style:font-size-asian="12pt" style:font-size-complex="12pt"/>
    </style:style>
    <style:style style:name="P2" style:family="paragraph" style:parent-style-name="Standard" style:list-style-name="" style:master-page-name="Standard">
      <style:paragraph-properties fo:margin-left="0cm" fo:margin-right="0cm" fo:margin-top="0cm" fo:margin-bottom="0cm" loext:contextual-spacing="false" fo:line-height="150%" fo:text-align="end" style:justify-single-word="false" fo:keep-together="always" fo:text-indent="1.251cm" style:auto-text-indent="false" style:page-number="auto" fo:keep-with-next="always"/>
      <style:text-properties officeooo:rsid="00190bb1" officeooo:paragraph-rsid="00190bb1"/>
    </style:style>
    <style:style style:name="P3" style:family="paragraph" style:parent-style-name="Standard" style:list-style-name="">
      <style:paragraph-properties fo:margin-left="0cm" fo:margin-right="0cm" fo:margin-top="0cm" fo:margin-bottom="0cm" loext:contextual-spacing="false" fo:line-height="150%" fo:text-align="end" style:justify-single-word="false" fo:keep-together="always" fo:text-indent="0cm" style:auto-text-indent="false" fo:break-before="page" fo:keep-with-next="always"/>
      <style:text-properties officeooo:rsid="00190bb1" officeooo:paragraph-rsid="00248c53"/>
    </style:style>
    <style:style style:name="P4" style:family="paragraph" style:parent-style-name="Standard" style:list-style-name="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/>
      <style:text-properties style:font-name="Times New Roman" fo:font-size="12pt" officeooo:rsid="00190bb1" officeooo:paragraph-rsid="00248c53" style:font-size-asian="10.5pt" style:font-size-complex="12pt"/>
    </style:style>
    <style:style style:name="P5" style:family="paragraph">
      <loext:graphic-properties draw:fill="none"/>
      <style:paragraph-properties fo:text-align="start"/>
    </style:style>
    <style:style style:name="P6" style:family="paragraph">
      <style:paragraph-properties fo:margin-top="0cm" fo:margin-bottom="0cm" fo:line-height="100%" fo:text-align="center"/>
    </style:style>
    <style:style style:name="P7" style:family="paragraph">
      <loext:graphic-properties draw:fill="none"/>
      <style:paragraph-properties fo:margin-top="0cm" fo:margin-bottom="0cm" fo:line-height="100%" fo:text-align="center"/>
      <style:text-properties style:font-name="GOST type A" fo:font-size="10pt" fo:font-style="italic" style:font-size-asian="10pt" style:font-style-asian="italic" style:font-size-complex="10pt" style:font-style-complex="italic"/>
    </style:style>
    <style:style style:name="P8" style:family="paragraph">
      <loext:graphic-properties draw:fill="none"/>
      <style:paragraph-properties fo:margin-top="0cm" fo:margin-bottom="0cm" fo:line-height="100%" fo:text-align="center"/>
    </style:style>
    <style:style style:name="P9" style:family="paragraph">
      <style:paragraph-properties fo:margin-top="0cm" fo:margin-bottom="0cm" fo:line-height="100%" fo:text-align="start"/>
    </style:style>
    <style:style style:name="P10" style:family="paragraph">
      <loext:graphic-properties draw:fill="none"/>
      <style:paragraph-properties fo:margin-top="0cm" fo:margin-bottom="0cm" fo:line-height="100%" fo:text-align="start"/>
      <style:text-properties style:font-name="GOST type A" fo:font-size="10pt" fo:font-style="italic" style:font-size-asian="10pt" style:font-style-asian="italic" style:font-size-complex="10pt" style:font-style-complex="italic"/>
    </style:style>
    <style:style style:name="P11" style:family="paragraph">
      <loext:graphic-properties draw:fill="none"/>
      <style:paragraph-properties fo:margin-top="0cm" fo:margin-bottom="0cm" fo:line-height="100%" fo:text-align="start"/>
    </style:style>
    <style:style style:name="P12" style:family="paragraph">
      <loext:graphic-properties draw:fill="none"/>
      <style:paragraph-properties fo:margin-top="0cm" fo:margin-bottom="0cm" fo:line-height="100%" fo:text-align="center"/>
      <style:text-properties style:font-name="GOST type A" fo:font-style="italic" style:font-style-asian="italic" style:font-style-complex="italic"/>
    </style:style>
    <style:style style:name="P13" style:family="paragraph">
      <style:paragraph-properties fo:text-align="center"/>
    </style:style>
    <style:style style:name="P14" style:family="paragraph">
      <loext:graphic-properties draw:fill="none"/>
      <style:paragraph-properties fo:text-align="center"/>
      <style:text-properties style:font-name="GOST type A" fo:font-size="10pt" fo:font-style="italic" style:font-size-asian="10pt" style:font-style-asian="italic" style:font-size-complex="10pt" style:font-style-complex="italic"/>
    </style:style>
    <style:style style:name="T1" style:family="text">
      <style:text-properties style:font-name="Times New Roman1" fo:font-size="14pt" fo:language="en" fo:country="US" fo:font-weight="bold" style:font-name-asian="Times New Roman2" style:font-size-asian="14pt" style:font-weight-asian="bold" style:font-name-complex="Times New Roman2" style:font-size-complex="16pt"/>
    </style:style>
    <style:style style:name="T2" style:family="text">
      <style:text-properties style:font-name="Times New Roman1" fo:font-size="14pt" fo:language="en" fo:country="US" fo:font-weight="bold" officeooo:rsid="002a250b" style:font-name-asian="Times New Roman2" style:font-size-asian="14pt" style:font-weight-asian="bold" style:font-name-complex="Times New Roman2" style:font-size-complex="16pt"/>
    </style:style>
    <style:style style:name="T3" style:family="text">
      <style:text-properties style:font-name="Times New Roman1" fo:font-size="14pt" fo:language="en" fo:country="US" fo:font-weight="bold" officeooo:rsid="0047ce8c" style:font-name-asian="Times New Roman2" style:font-size-asian="14pt" style:font-weight-asian="bold" style:font-name-complex="Times New Roman2" style:font-size-complex="16pt"/>
    </style:style>
    <style:style style:name="T4" style:family="text">
      <style:text-properties fo:font-variant="normal" fo:text-transform="none" style:text-line-through-style="none" style:text-line-through-type="none" style:text-position="0% 100%" style:font-name="GOST type A" fo:font-size="10pt" fo:letter-spacing="normal" fo:font-style="italic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T5" style:family="text">
      <style:text-properties fo:font-variant="normal" fo:text-transform="none" style:text-line-through-style="none" style:text-line-through-type="none" style:text-position="0% 100%" style:font-name="GOST type A" fo:font-size="18pt" fo:letter-spacing="normal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T6" style:family="text"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7" style:family="text">
      <style:text-properties fo:font-variant="normal" fo:text-transform="none" style:text-line-through-style="none" style:text-line-through-type="none" style:text-position="0% 100%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8" style:family="text">
      <style:text-properties fo:font-variant="normal" fo:text-transform="none" style:text-line-through-style="none" style:text-line-through-type="none" style:text-position="0% 100%" style:font-name="GOST type A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T9" style:family="text">
      <style:text-properties style:font-name="GOST type A" fo:font-size="10pt" fo:font-style="italic" style:font-size-asian="10pt" style:font-style-asian="italic" style:font-size-complex="10pt" style:font-style-complex="italic"/>
    </style:style>
    <style:style style:name="T10" style:family="text">
      <style:text-properties fo:font-variant="normal" fo:text-transform="none" style:text-line-through-style="none" style:text-line-through-type="none" style:text-position="0% 100%" style:font-name="GOST type A" fo:font-size="12pt" fo:letter-spacing="normal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T11" style:family="text"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fo:margin-left="0.318cm" fo:margin-right="0.377cm" fo:margin-top="0cm" fo:margin-bottom="0.06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71cm" svg:stroke-color="#000000" draw:stroke-linejoin="miter" draw:fill="none" draw:textarea-vertical-align="top" draw:auto-grow-height="false" draw:fit-to-size="false" style:shrink-to-fit="false" fo:min-height="28.051cm" fo:min-width="17.796cm" fo:padding-top="0.127cm" fo:padding-bottom="0.127cm" fo:padding-left="0.254cm" fo:padding-right="0.254cm" fo:wrap-option="wrap" style:run-through="foreground"/>
    </style:style>
    <style:style style:name="gr3" style:family="graphic">
      <style:graphic-properties draw:stroke="solid" svg:stroke-width="0.071cm" svg:stroke-color="#000000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style:run-through="foreground"/>
    </style:style>
    <style:style style:name="gr4" style:family="graphic">
      <style:graphic-properties draw:stroke="solid" svg:stroke-width="0.035cm" svg:stroke-color="#000000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style:run-through="foreground"/>
    </style:style>
    <style:style style:name="gr5" style:family="graphic">
      <style:graphic-properties draw:stroke="none" svg:stroke-width="0cm" draw:fill="none" draw:textarea-vertical-align="top" draw:auto-grow-height="false" draw:fit-to-size="false" style:shrink-to-fit="false" fo:min-height="0.367cm" fo:min-width="0.737cm" fo:padding-top="0.035cm" fo:padding-bottom="0.035cm" fo:padding-left="0.035cm" fo:padding-right="0.035cm" fo:wrap-option="wrap" style:run-through="foreground"/>
    </style:style>
    <style:style style:name="gr6" style:family="graphic">
      <style:graphic-properties draw:stroke="none" svg:stroke-width="0cm" draw:fill="none" draw:textarea-vertical-align="top" draw:auto-grow-height="false" draw:fit-to-size="false" style:shrink-to-fit="false" fo:min-height="0.367cm" fo:min-width="0.937cm" fo:padding-top="0.035cm" fo:padding-bottom="0.035cm" fo:padding-left="0.035cm" fo:padding-right="0.035cm" fo:wrap-option="wrap" style:run-through="foreground"/>
    </style:style>
    <style:style style:name="gr7" style:family="graphic">
      <style:graphic-properties draw:stroke="none" svg:stroke-width="0cm" draw:fill="none" draw:textarea-vertical-align="top" draw:auto-grow-height="false" draw:fit-to-size="false" style:shrink-to-fit="false" fo:min-height="0.367cm" fo:min-width="2.284cm" fo:padding-top="0.035cm" fo:padding-bottom="0.035cm" fo:padding-left="0.035cm" fo:padding-right="0.035cm" fo:wrap-option="wrap" style:run-through="foreground"/>
    </style:style>
    <style:style style:name="gr8" style:family="graphic">
      <style:graphic-properties draw:stroke="none" svg:stroke-width="0cm" draw:fill="none" draw:textarea-vertical-align="top" draw:auto-grow-height="false" draw:fit-to-size="false" style:shrink-to-fit="false" fo:min-height="0.367cm" fo:min-width="1.334cm" fo:padding-top="0.035cm" fo:padding-bottom="0.035cm" fo:padding-left="0.035cm" fo:padding-right="0.035cm" fo:wrap-option="wrap" style:run-through="foreground"/>
    </style:style>
    <style:style style:name="gr9" style:family="graphic">
      <style:graphic-properties draw:stroke="none" svg:stroke-width="0cm" draw:fill="none" draw:textarea-vertical-align="top" draw:auto-grow-height="false" draw:fit-to-size="false" style:shrink-to-fit="false" fo:min-height="0.367cm" fo:min-width="0.845cm" fo:padding-top="0.035cm" fo:padding-bottom="0.035cm" fo:padding-left="0.035cm" fo:padding-right="0.035cm" fo:wrap-option="wrap" style:run-through="foreground"/>
    </style:style>
    <style:style style:name="gr10" style:family="graphic">
      <style:graphic-properties draw:stroke="none" svg:stroke-width="0cm" draw:fill="none" draw:textarea-vertical-align="top" draw:auto-grow-height="false" draw:fit-to-size="false" style:shrink-to-fit="false" fo:min-height="0.367cm" fo:min-width="1.279cm" fo:padding-top="0.035cm" fo:padding-bottom="0.035cm" fo:padding-left="0.035cm" fo:padding-right="0.035cm" fo:wrap-option="wrap" style:run-through="foreground"/>
    </style:style>
    <style:style style:name="gr11" style:family="graphic">
      <style:graphic-properties draw:stroke="none" svg:stroke-width="0cm" draw:fill="none" draw:textarea-vertical-align="top" draw:auto-grow-height="false" draw:fit-to-size="false" style:shrink-to-fit="false" fo:min-height="0.369cm" fo:min-width="1.279cm" fo:padding-top="0.035cm" fo:padding-bottom="0.035cm" fo:padding-left="0.035cm" fo:padding-right="0.035cm" fo:wrap-option="wrap" style:run-through="foreground"/>
    </style:style>
    <style:style style:name="gr12" style:family="graphic">
      <style:graphic-properties draw:stroke="none" svg:stroke-width="0cm" draw:fill="none" draw:textarea-vertical-align="top" draw:auto-grow-height="false" draw:fit-to-size="false" style:shrink-to-fit="false" fo:min-height="0.605cm" fo:min-width="11.058cm" fo:padding-top="0.035cm" fo:padding-bottom="0.035cm" fo:padding-left="0.035cm" fo:padding-right="0.035cm" fo:wrap-option="wrap" style:run-through="foreground"/>
    </style:style>
    <style:style style:name="gr13" style:family="graphic">
      <style:graphic-properties style:run-through="foreground"/>
    </style:style>
    <style:style style:name="gr14" style:family="graphic">
      <style:graphic-properties draw:stroke="none" svg:stroke-width="0cm" draw:fill="none" draw:textarea-vertical-align="top" draw:auto-grow-height="false" draw:fit-to-size="false" style:shrink-to-fit="false" fo:min-height="0.369cm" fo:min-width="3.454cm" fo:padding-top="0.035cm" fo:padding-bottom="0.035cm" fo:padding-left="0.035cm" fo:padding-right="0.035cm" fo:wrap-option="wrap" style:run-through="foreground"/>
    </style:style>
    <style:style style:name="gr15" style:family="graphic">
      <style:graphic-properties draw:stroke="none" svg:stroke-width="0cm" draw:fill="none" draw:textarea-vertical-align="top" draw:auto-grow-height="false" draw:fit-to-size="false" style:shrink-to-fit="false" fo:min-height="0.369cm" fo:min-width="4.195cm" fo:padding-top="0.035cm" fo:padding-bottom="0.035cm" fo:padding-left="0.035cm" fo:padding-right="0.035cm" fo:wrap-option="wrap" style:run-through="foreground"/>
    </style:style>
    <style:style style:name="gr16" style:family="graphic">
      <style:graphic-properties draw:stroke="none" svg:stroke-width="0cm" draw:fill="none" draw:textarea-vertical-align="top" draw:auto-grow-height="false" draw:fit-to-size="false" style:shrink-to-fit="false" fo:min-height="0.367cm" fo:min-width="1.875cm" fo:padding-top="0.035cm" fo:padding-bottom="0.035cm" fo:padding-left="0.035cm" fo:padding-right="0.035cm" fo:wrap-option="wrap" style:run-through="foreground"/>
    </style:style>
    <style:style style:name="gr17" style:family="graphic">
      <style:graphic-properties draw:stroke="none" svg:stroke-width="0cm" draw:fill="none" draw:textarea-vertical-align="top" draw:auto-grow-height="false" draw:fit-to-size="false" style:shrink-to-fit="false" fo:min-height="0.367cm" fo:min-width="2.284cm" fo:padding-top="0.035cm" fo:padding-bottom="0.035cm" fo:padding-left="0.035cm" fo:padding-right="0.035cm" fo:wrap-option="wrap" style:run-through="foreground"/>
    </style:style>
    <style:style style:name="gr18" style:family="graphic">
      <style:graphic-properties draw:stroke="none" svg:stroke-width="0cm" draw:fill="none" draw:textarea-vertical-align="top" draw:auto-grow-height="false" draw:fit-to-size="false" style:shrink-to-fit="false" fo:min-height="0.369cm" fo:min-width="1.875cm" fo:padding-top="0.035cm" fo:padding-bottom="0.035cm" fo:padding-left="0.035cm" fo:padding-right="0.035cm" fo:wrap-option="wrap" style:run-through="foreground"/>
    </style:style>
    <style:style style:name="gr19" style:family="graphic">
      <style:graphic-properties draw:stroke="none" svg:stroke-width="0cm" draw:fill="none" draw:textarea-vertical-align="top" draw:auto-grow-height="false" draw:fit-to-size="false" style:shrink-to-fit="false" fo:min-height="0.369cm" fo:min-width="2.284cm" fo:padding-top="0.035cm" fo:padding-bottom="0.035cm" fo:padding-left="0.035cm" fo:padding-right="0.035cm" fo:wrap-option="wrap" style:run-through="foreground"/>
    </style:style>
    <style:style style:name="gr20" style:family="graphic">
      <style:graphic-properties draw:stroke="none" svg:stroke-width="0cm" draw:fill="none" draw:textarea-vertical-align="middle" draw:auto-grow-height="false" draw:fit-to-size="false" style:shrink-to-fit="false" fo:min-height="2.207cm" fo:min-width="5.689cm" fo:padding-top="0.035cm" fo:padding-bottom="0.035cm" fo:padding-left="0.035cm" fo:padding-right="0.035cm" fo:wrap-option="wrap" style:run-through="foreground"/>
    </style:style>
    <style:style style:name="gr21" style:family="graphic">
      <style:graphic-properties draw:stroke="none" svg:stroke-width="0cm" draw:fill="none" draw:textarea-vertical-align="top" draw:auto-grow-height="false" draw:fit-to-size="false" style:shrink-to-fit="false" fo:min-height="0.367cm" fo:min-width="2.058cm" fo:padding-top="0.035cm" fo:padding-bottom="0.035cm" fo:padding-left="0.035cm" fo:padding-right="0.035cm" fo:wrap-option="wrap" style:run-through="foreground"/>
    </style:style>
    <style:style style:name="gr22" style:family="graphic">
      <style:graphic-properties draw:stroke="none" svg:stroke-width="0cm" draw:fill="none" draw:textarea-vertical-align="top" draw:auto-grow-height="false" draw:fit-to-size="false" style:shrink-to-fit="false" fo:min-height="0.552cm" fo:min-width="5.062cm" fo:padding-top="0.035cm" fo:padding-bottom="0.035cm" fo:padding-left="0.035cm" fo:padding-right="0.035cm" fo:wrap-option="wrap" style:run-through="foreground"/>
    </style:style>
    <style:style style:name="gr23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4" style:family="graphic">
      <style:graphic-properties draw:stroke="solid" svg:stroke-width="0.071cm" svg:stroke-color="#000000" draw:stroke-linejoin="miter" draw:fill="none" draw:textarea-vertical-align="top" draw:auto-grow-height="false" draw:fit-to-size="false" style:shrink-to-fit="false" fo:min-height="28.055cm" fo:min-width="17.794cm" fo:padding-top="0.127cm" fo:padding-bottom="0.127cm" fo:padding-left="0.254cm" fo:padding-right="0.254cm" fo:wrap-option="wrap" style:run-through="foreground"/>
    </style:style>
    <style:style style:name="gr25" style:family="graphic">
      <style:graphic-properties draw:stroke="none" svg:stroke-width="0cm" draw:fill="none" draw:textarea-vertical-align="top" draw:auto-grow-height="false" draw:fit-to-size="false" style:shrink-to-fit="false" fo:min-height="0.605cm" fo:min-width="9.814cm" fo:padding-top="0.035cm" fo:padding-bottom="0.035cm" fo:padding-left="0.035cm" fo:padding-right="0.035cm" fo:wrap-option="wrap" style:run-through="foreground"/>
    </style:style>
    <style:style style:name="gr26" style:family="graphic">
      <style:graphic-properties draw:stroke="none" svg:stroke-width="0cm" draw:fill="none" draw:textarea-vertical-align="top" draw:auto-grow-height="false" draw:fit-to-size="false" style:shrink-to-fit="false" fo:min-height="0.609cm" fo:min-width="1.279cm" fo:padding-top="0.035cm" fo:padding-bottom="0.035cm" fo:padding-left="0.035cm" fo:padding-right="0.035cm" fo:wrap-option="wrap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<text:bookmark-start text:name="_Toc514758680"/><text:span text:style-name="T1">Д</text:span><text:bookmark-end text:name="_Toc514758680"/><text:span text:style-name="T1">АДАТАК </text:span><text:span text:style-name="T3">В</text:span></text:h>
      <text:p text:style-name="P1"><draw:g text:anchor-type="paragraph" draw:z-index="0" draw:name="Группа 212" draw:style-name="gr1"><draw:custom-shape draw:name="Rectangle 11" draw:style-name="gr2" draw:text-style-name="P5" svg:width="18.303cm" svg:height="28.304cm" svg:x="-0.951cm" svg:y="0.748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draw:name="Line 12" draw:style-name="gr3" draw:text-style-name="P5" svg:x1="-0.044cm" svg:y1="25.07cm" svg:x2="-0.042cm" svg:y2="26.538cm"><text:p/></draw:line><draw:line draw:name="Line 13" draw:style-name="gr3" draw:text-style-name="P5" svg:x1="-0.942cm" svg:y1="25.054cm" svg:x2="17.332cm" svg:y2="25.056cm"><text:p/></draw:line><draw:line draw:name="Line 14" draw:style-name="gr3" draw:text-style-name="P5" svg:x1="1.046cm" svg:y1="25.079cm" svg:x2="1.048cm" svg:y2="29.037cm"><text:p/></draw:line><draw:line draw:name="Line 15" draw:style-name="gr3" draw:text-style-name="P5" svg:x1="3.549cm" svg:y1="25.079cm" svg:x2="3.551cm" svg:y2="29.037cm"><text:p/></draw:line><draw:line draw:name="Line 16" draw:style-name="gr3" draw:text-style-name="P5" svg:x1="5.051cm" svg:y1="25.079cm" svg:x2="5.053cm" svg:y2="29.037cm"><text:p/></draw:line><draw:line draw:name="Line 17" draw:style-name="gr3" draw:text-style-name="P5" svg:x1="6.051cm" svg:y1="25.07cm" svg:x2="6.053cm" svg:y2="29.027cm"><text:p/></draw:line><draw:line draw:name="Line 18" draw:style-name="gr3" draw:text-style-name="P5" svg:x1="13.552cm" svg:y1="26.564cm" svg:x2="13.556cm" svg:y2="27.545cm"><text:p/></draw:line><draw:line draw:name="Line 19" draw:style-name="gr4" draw:text-style-name="P5" svg:x1="-0.942cm" svg:y1="28.051cm" svg:x2="6.033cm" svg:y2="28.055cm"><text:p/></draw:line><draw:line draw:name="Line 20" draw:style-name="gr4" draw:text-style-name="P5" svg:x1="-0.942cm" svg:y1="28.552cm" svg:x2="6.033cm" svg:y2="28.552cm"><text:p/></draw:line><draw:custom-shape draw:name="Rectangle 21" draw:style-name="gr5" draw:text-style-name="P7" svg:width="0.807cm" svg:height="0.436cm" svg:x="-0.902cm" svg:y="26.099cm"><text:p text:style-name="P6"><text:span text:style-name="T4">З</text:span><text:span text:style-name="T4">м</text:span><text:span text:style-name="T4">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2" draw:style-name="gr6" draw:text-style-name="P7" svg:width="1.006cm" svg:height="0.436cm" svg:x="0.01cm" svg:y="26.099cm"><text:p text:style-name="P6"><text:span text:style-name="T4">Аркуш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3" draw:style-name="gr7" draw:text-style-name="P7" svg:width="2.354cm" svg:height="0.436cm" svg:x="1.123cm" svg:y="26.099cm"><text:p text:style-name="P6"><text:span text:style-name="T4">№</text:span><text:span text:style-name="T4"> </text:span><text:span text:style-name="T4">д</text:span><text:span text:style-name="T4">а</text:span><text:span text:style-name="T4">к</text:span><text:span text:style-name="T4">у</text:span><text:span text:style-name="T4">м</text:span><text:span text:style-name="T4">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4" draw:style-name="gr8" draw:text-style-name="P7" svg:width="1.403cm" svg:height="0.436cm" svg:x="3.609cm" svg:y="26.099cm"><text:p text:style-name="P6"><text:span text:style-name="T4">П</text:span><text:span text:style-name="T4">о</text:span><text:span text:style-name="T4">д</text:span><text:span text:style-name="T4">п</text:span><text:span text:style-name="T4">і</text:span><text:span text:style-name="T4">с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5" draw:style-name="gr9" draw:text-style-name="P7" svg:width="0.914cm" svg:height="0.436cm" svg:x="5.092cm" svg:y="26.099cm"><text:p text:style-name="P6"><text:span text:style-name="T4">Дата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6" draw:style-name="gr10" draw:text-style-name="P7" svg:width="1.348cm" svg:height="0.436cm" svg:x="13.628cm" svg:y="26.587cm"><text:p text:style-name="P6"><text:span text:style-name="T4">А</text:span><text:span text:style-name="T4">р</text:span><text:span text:style-name="T4">к</text:span><text:span text:style-name="T4">у</text:span><text:span text:style-name="T4">ш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7" draw:style-name="gr11" draw:text-style-name="P7" svg:width="1.348cm" svg:height="0.438cm" svg:x="13.628cm" svg:y="27.104cm"><text:p text:style-name="P6"><text:span text:style-name="T4">1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8" draw:style-name="gr12" draw:text-style-name="P8" svg:width="11.127cm" svg:height="0.675cm" svg:x="6.15cm" svg:y="25.488cm"><text:p text:style-name="P6"><text:span text:style-name="T5">БДАС.460641.011 ТЗ</text:span></text:p><text:p text:style-name="P6"><text:span text:style-name="T6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draw:name="Line 29" draw:style-name="gr3" draw:text-style-name="P5" svg:x1="-0.94cm" svg:y1="26.552cm" svg:x2="17.334cm" svg:y2="26.554cm"><text:p/></draw:line><draw:line draw:name="Line 30" draw:style-name="gr3" draw:text-style-name="P5" svg:x1="-0.928cm" svg:y1="26.056cm" svg:x2="6.045cm" svg:y2="26.058cm"><text:p/></draw:line><draw:line draw:name="Line 31" draw:style-name="gr4" draw:text-style-name="P5" svg:x1="-0.942cm" svg:y1="25.555cm" svg:x2="6.033cm" svg:y2="25.557cm"><text:p/></draw:line><draw:line draw:name="Line 32" draw:style-name="gr4" draw:text-style-name="P5" svg:x1="-0.942cm" svg:y1="27.55cm" svg:x2="6.033cm" svg:y2="27.55cm"><text:p/></draw:line><draw:line draw:name="Line 33" draw:style-name="gr4" draw:text-style-name="P5" svg:x1="-0.942cm" svg:y1="27.049cm" svg:x2="6.033cm" svg:y2="27.051cm"><text:p/></draw:line><draw:g draw:name="Group 34" draw:style-name="gr13"><draw:custom-shape draw:name="Rectangle 35" draw:style-name="gr14" draw:text-style-name="P10" svg:width="3.523cm" svg:height="0.438cm" svg:x="-0.916cm" svg:y="26.601cm"><text:p text:style-name="P9"><text:span text:style-name="T4"><text:s/></text:span><text:span text:style-name="T4">Р</text:span><text:span text:style-name="T4">а</text:span><text:span text:style-name="T4">с</text:span><text:span text:style-name="T4">п</text:span><text:span text:style-name="T4">р</text:span><text:span text:style-name="T4">а</text:span><text:span text:style-name="T4">ц</text:span><text:span text:style-name="T4">.</text:span><text:span text:style-name="T4"> </text:span><text:span text:style-name="T4"><text:s/></text:span><text:span text:style-name="T4"><text:s/></text:span><text:span text:style-name="T4"><text:s/></text:span><text:span text:style-name="T4"><text:s/></text:span><text:span text:style-name="T4"><text:s/></text:span><text:span text:style-name="T4"><text:s/></text:span><text:span text:style-name="T4"><text:s/></text:span><text:span text:style-name="T4"><text:s/></text:span><text:span text:style-name="T4">Б</text:span><text:span text:style-name="T4">у</text:span><text:span text:style-name="T4">ц</text:span><text:span text:style-name="T4">ь</text:span><text:span text:style-name="T4">к</text:span><text:span text:style-name="T4">о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36" draw:style-name="gr15" draw:text-style-name="P11" svg:width="4.264cm" svg:height="0.438cm" svg:x="2.781cm" svg:y="26.601cm"><text:p text:style-name="P9"><text:span text:style-name="T7"><text:s/></text:span><text:span text:style-name="T7"><text:s/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draw:name="Group 37" draw:style-name="gr13"><draw:custom-shape draw:name="Rectangle 38" draw:style-name="gr16" draw:text-style-name="P10" svg:width="1.945cm" svg:height="0.436cm" svg:x="-0.916cm" svg:y="27.092cm"><text:p text:style-name="P9"><text:span text:style-name="T4"><text:s/></text:span><text:span text:style-name="T4">П</text:span><text:span text:style-name="T4">р</text:span><text:span text:style-name="T4">а</text:span><text:span text:style-name="T4">в</text:span><text:span text:style-name="T4">я</text:span><text:span text:style-name="T4">р</text:span><text:span text:style-name="T4">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39" draw:style-name="gr7" draw:text-style-name="P10" svg:width="2.354cm" svg:height="0.436cm" svg:x="1.123cm" svg:y="27.092cm"><text:p text:style-name="P9"><text:span text:style-name="T4">Р</text:span><text:span text:style-name="T4">у</text:span><text:span text:style-name="T4">д</text:span><text:span text:style-name="T4">и</text:span><text:span text:style-name="T4">н</text:span><text:span text:style-name="T4">с</text:span><text:span text:style-name="T4">к</text:span><text:span text:style-name="T4">а</text:span><text:span text:style-name="T4">я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draw:name="Group 40" draw:style-name="gr13"><draw:custom-shape draw:name="Rectangle 41" draw:style-name="gr16" draw:text-style-name="P10" svg:width="1.945cm" svg:height="0.436cm" svg:x="-0.916cm" svg:y="27.594cm"><text:p text:style-name="P9"><text:span text:style-name="T4"><text:s/></text:span><text:span text:style-name="T4">Рэцэнз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42" draw:style-name="gr17" draw:text-style-name="P5" svg:width="2.354cm" svg:height="0.436cm" svg:x="1.123cm" svg:y="27.594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draw:name="Group 43" draw:style-name="gr13"><draw:custom-shape draw:name="Rectangle 44" draw:style-name="gr18" draw:text-style-name="P10" svg:width="1.945cm" svg:height="0.438cm" svg:x="-0.916cm" svg:y="28.083cm"><text:p text:style-name="P9"><text:span text:style-name="T4"><text:s/></text:span><text:span text:style-name="T4">Н. Кантр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45" draw:style-name="gr19" draw:text-style-name="P10" svg:width="2.354cm" svg:height="0.438cm" svg:x="1.123cm" svg:y="28.083cm"><text:p text:style-name="P9"><text:span text:style-name="T4">Боженков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draw:name="Group 46" draw:style-name="gr13"><draw:custom-shape draw:name="Rectangle 47" draw:style-name="gr16" draw:text-style-name="P10" svg:width="1.945cm" svg:height="0.436cm" svg:x="-0.916cm" svg:y="28.572cm"><text:p text:style-name="P9"><text:span text:style-name="T4"><text:s/></text:span><text:span text:style-name="T4">Зацвярдж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48" draw:style-name="gr7" draw:text-style-name="P10" svg:width="2.354cm" svg:height="0.436cm" svg:x="1.123cm" svg:y="28.572cm"><text:p text:style-name="P9"><text:span text:style-name="T4">Горбадей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line draw:name="Line 49" draw:style-name="gr3" draw:text-style-name="P5" svg:x1="12.051cm" svg:y1="26.564cm" svg:x2="12.053cm" svg:y2="29.027cm"><text:p/></draw:line><draw:custom-shape draw:name="Rectangle 50" draw:style-name="gr20" draw:text-style-name="P12" svg:width="5.758cm" svg:height="2.276cm" svg:x="6.175cm" svg:y="26.667cm"><text:p text:style-name="P6"><text:span text:style-name="T8">Зыходны код</text:span></text:p><text:p text:style-name="P6"><text:span text:style-name="T8">класа Recalculation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draw:name="Line 51" draw:style-name="gr3" draw:text-style-name="P5" svg:x1="12.064cm" svg:y1="27.053cm" svg:x2="17.342cm" svg:y2="27.055cm"><text:p/></draw:line><draw:line draw:name="Line 52" draw:style-name="gr3" draw:text-style-name="P5" svg:x1="12.063cm" svg:y1="27.55cm" svg:x2="17.343cm" svg:y2="27.554cm"><text:p/></draw:line><draw:line draw:name="Line 53" draw:style-name="gr3" draw:text-style-name="P5" svg:x1="15.053cm" svg:y1="26.564cm" svg:x2="15.057cm" svg:y2="27.545cm"><text:p/></draw:line><draw:custom-shape draw:name="Rectangle 54" draw:style-name="gr10" draw:text-style-name="P7" svg:width="1.348cm" svg:height="0.436cm" svg:x="12.132cm" svg:y="26.587cm"><text:p text:style-name="P6"><text:span text:style-name="T4">Літ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55" draw:style-name="gr21" draw:text-style-name="P7" svg:width="2.128cm" svg:height="0.436cm" svg:x="15.136cm" svg:y="26.587cm"><text:p text:style-name="P6"><text:span text:style-name="T4">Аркушау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56" draw:style-name="gr21" draw:text-style-name="P14" svg:width="2.128cm" svg:height="0.436cm" svg:x="15.148cm" svg:y="27.106cm"><text:p text:style-name="P13"><text:span text:style-name="T9">2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draw:name="Line 57" draw:style-name="gr4" draw:text-style-name="P5" svg:x1="12.552cm" svg:y1="27.063cm" svg:x2="12.554cm" svg:y2="27.541cm"><text:p/></draw:line><draw:line draw:name="Line 58" draw:style-name="gr4" draw:text-style-name="P5" svg:x1="13.052cm" svg:y1="27.065cm" svg:x2="13.054cm" svg:y2="27.543cm"><text:p/></draw:line><draw:custom-shape draw:name="Rectangle 59" draw:style-name="gr22" draw:text-style-name="P8" svg:width="5.132cm" svg:height="0.622cm" svg:x="12.132cm" svg:y="27.951cm"><text:p text:style-name="P6"><text:span text:style-name="T10">БДАС СП-741 </text:span></text:p><text:p text:style-name="P6"><text:span text:style-name="T11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draw:name="Group 37" draw:style-name="gr13"><draw:custom-shape draw:name="Rectangle 38" draw:style-name="gr16" draw:text-style-name="P10" svg:width="1.945cm" svg:height="0.436cm" svg:x="-0.916cm" svg:y="27.092cm"><text:p text:style-name="P9"><text:span text:style-name="T4"><text:s/></text:span><text:span text:style-name="T4">Правяр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39" draw:style-name="gr7" draw:text-style-name="P10" svg:width="2.354cm" svg:height="0.436cm" svg:x="1.123cm" svg:y="27.092cm"><text:p text:style-name="P9"><text:span text:style-name="T4">Рудинская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draw:g>import logging</text:p>
      <text:p text:style-name="P1">import threading</text:p>
      <text:p text:style-name="P1">import time</text:p>
      <text:p text:style-name="P1">from router import Router</text:p>
      <text:p text:style-name="P1"/>
      <text:p text:style-name="P1">class Recalculation(threading.Thread):</text:p>
      <text:p text:style-name="P1"><text:s text:c="4"/>TIMEOUT = 5</text:p>
      <text:p text:style-name="P1"/>
      <text:p text:style-name="P1"><text:s text:c="4"/>def __init__(self, router, coefficient, threshold):</text:p>
      <text:p text:style-name="P1"><text:s text:c="8"/>super().__init__()</text:p>
      <text:p text:style-name="P1"><text:s text:c="8"/>self.router = router</text:p>
      <text:p text:style-name="P1"><text:s text:c="8"/>self.coefficient = coefficient</text:p>
      <text:p text:style-name="P1"><text:s text:c="8"/>self.threshold = threshold</text:p>
      <text:p text:style-name="P1"/>
      <text:p text:style-name="P1"><text:s text:c="4"/>def run(self):</text:p>
      <text:p text:style-name="P1"><text:s text:c="8"/>while True:</text:p>
      <text:p text:style-name="P1"><text:s text:c="12"/>try:</text:p>
      <text:p text:style-name="P1"><text:s text:c="16"/>interfaces = self.router.get_interfaces()</text:p>
      <text:p text:style-name="P1"><text:s text:c="16"/>for interface in interfaces:</text:p>
      <text:p text:style-name="P1"><text:s text:c="20"/>name = interface.get_name()</text:p>
      <text:p text:style-name="P1"><text:s text:c="20"/>old_txload = interface.get_txload()</text:p>
      <text:p text:style-name="P1"><text:s text:c="20"/>current_txload = self.router.get_interface_txload(name)</text:p>
      <text:p text:style-name="P1"/>
      <text:p text:style-name="P1"><text:s text:c="20"/>new_txload = round(</text:p>
      <text:p text:style-name="P1"><text:s text:c="24"/>self.coefficient * old_txload + </text:p>
      <text:p text:style-name="P1"><text:s text:c="24"/>(1 - self.coefficient) * current_txload)</text:p>
      <text:h text:style-name="P3" text:outline-level="1"><draw:g text:anchor-type="paragraph" draw:z-index="1" draw:style-name="gr23"><draw:line draw:name="Line 18" draw:style-name="gr3" draw:text-style-name="P5" svg:x1="15.928cm" svg:y1="25.58cm" svg:x2="15.937cm" svg:y2="27.079cm"><text:p/></draw:line><draw:g draw:style-name="gr13"><draw:line draw:name="Line 17" draw:style-name="gr3" draw:text-style-name="P5" svg:x1="6.049cm" svg:y1="25.594cm" svg:x2="6.053cm" svg:y2="27.062cm"><text:p/></draw:line><draw:g draw:style-name="gr13"><draw:line draw:name="Line 16" draw:style-name="gr3" draw:text-style-name="P5" svg:x1="5.051cm" svg:y1="25.58cm" svg:x2="5.051cm" svg:y2="27.055cm"><text:p/></draw:line><draw:g draw:style-name="gr13"><draw:g draw:style-name="gr13"><draw:line draw:name="Line 12" draw:style-name="gr3" draw:text-style-name="P5" svg:x1="-0.044cm" svg:y1="25.594cm" svg:x2="-0.042cm" svg:y2="27.062cm"><text:p/></draw:line><draw:line draw:name="Line 13" draw:style-name="gr3" draw:text-style-name="P5" svg:x1="-0.942cm" svg:y1="25.583cm" svg:x2="17.33cm" svg:y2="25.585cm"><text:p/></draw:line><draw:line draw:name="Line 14" draw:style-name="gr3" draw:text-style-name="P5" svg:x1="1.046cm" svg:y1="25.608cm" svg:x2="1.048cm" svg:y2="27.063cm"><text:p/></draw:line><draw:line draw:name="Line 15" draw:style-name="gr3" draw:text-style-name="P5" svg:x1="3.549cm" svg:y1="25.608cm" svg:x2="3.549cm" svg:y2="27.083cm"><text:p/></draw:line><draw:g draw:style-name="gr13"><draw:g draw:style-name="gr13"><draw:custom-shape draw:name="Rectangle 21" draw:style-name="gr5" draw:text-style-name="P7" svg:width="0.807cm" svg:height="0.436cm" svg:x="-0.902cm" svg:y="26.574cm"><text:p text:style-name="P6"><text:span text:style-name="T4">Зм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2" draw:style-name="gr6" draw:text-style-name="P7" svg:width="1.006cm" svg:height="0.436cm" svg:x="0.01cm" svg:y="26.601cm"><text:p text:style-name="P6"><text:span text:style-name="T4">Аркуш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3" draw:style-name="gr7" draw:text-style-name="P7" svg:width="2.354cm" svg:height="0.436cm" svg:x="1.123cm" svg:y="26.601cm"><text:p text:style-name="P6"><text:span text:style-name="T4">№ </text:span><text:span text:style-name="T4">дакум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4" draw:style-name="gr8" draw:text-style-name="P7" svg:width="1.403cm" svg:height="0.436cm" svg:x="3.609cm" svg:y="26.601cm"><text:p text:style-name="P6"><text:span text:style-name="T4">Подпіс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5" draw:style-name="gr9" draw:text-style-name="P7" svg:width="0.914cm" svg:height="0.436cm" svg:x="5.092cm" svg:y="26.601cm"><text:p text:style-name="P6"><text:span text:style-name="T4">Дата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draw:style-name="gr13"><draw:custom-shape draw:name="Rectangle 11" draw:style-name="gr24" draw:text-style-name="P5" svg:width="18.301cm" svg:height="28.308cm" svg:x="-0.951cm" svg:y="-1.251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8" draw:style-name="gr25" draw:text-style-name="P8" svg:width="9.884cm" svg:height="0.675cm" svg:x="6.053cm" svg:y="25.964cm"><text:p text:style-name="P6"><text:span text:style-name="T5">БДАС.460641.011 ТЗ</text:span></text:p><text:p text:style-name="P6"><text:span text:style-name="T6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draw:g><draw:line draw:name="Line 30" draw:style-name="gr3" draw:text-style-name="P5" svg:x1="-0.928cm" svg:y1="26.585cm" svg:x2="6.044cm" svg:y2="26.587cm"><text:p/></draw:line><draw:line draw:name="Line 31" draw:style-name="gr4" draw:text-style-name="P5" svg:x1="-0.942cm" svg:y1="26.079cm" svg:x2="6.032cm" svg:y2="26.081cm"><text:p/></draw:line></draw:g><draw:g draw:style-name="gr13"><draw:line draw:name="Line 51" draw:style-name="gr3" draw:text-style-name="P5" svg:x1="15.926cm" svg:y1="26.259cm" svg:x2="17.348cm" svg:y2="26.261cm"><text:p/></draw:line><draw:custom-shape draw:name="Rectangle 26" draw:style-name="gr26" draw:text-style-name="P7" svg:width="1.348cm" svg:height="0.678cm" svg:x="15.928cm" svg:y="25.68cm"><text:p text:style-name="P6"><text:span text:style-name="T4">Аркуш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6" draw:style-name="gr26" draw:text-style-name="P7" svg:width="1.348cm" svg:height="0.678cm" svg:x="15.928cm" svg:y="26.421cm"><text:p text:style-name="P6"><text:span text:style-name="T4">2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draw:g></draw:g></draw:g></draw:g><text:bookmark-start text:name="_Toc5147586801"/><text:span text:style-name="T1">Д</text:span><text:bookmark-end text:name="_Toc5147586801"/><text:span text:style-name="T1">АДАТ</text:span><text:span text:style-name="T2">АК</text:span><text:span text:style-name="T1"> </text:span><text:span text:style-name="T3">В</text:span></text:h>
      <text:h text:style-name="P4" text:outline-level="1"><text:s text:c="20"/>if abs(new_txload - old_txload) &gt; self.threshold:</text:h>
      <text:h text:style-name="P4" text:outline-level="1"><text:s text:c="24"/>interface.set_txload(current_txload)</text:h>
      <text:h text:style-name="P4" text:outline-level="1"><text:s text:c="24"/>self.router.restart_eigrp()</text:h>
      <text:h text:style-name="P4" text:outline-level="1"><text:s text:c="24"/>logging.critical('Metric is recalculated for router: {router}'</text:h>
      <text:h text:style-name="P4" text:outline-level="1"><text:s text:c="28"/>.format(router=self.router.get_host()))</text:h>
      <text:h text:style-name="P4" text:outline-level="1"><text:s text:c="24"/>logging.critical('Old Load: {old_load}; New Load: {new_load}'</text:h>
      <text:h text:style-name="P4" text:outline-level="1"><text:s text:c="28"/>.format(old_load=old_txload, new_load=current_txload))</text:h>
      <text:h text:style-name="P4" text:outline-level="1"><text:s text:c="24"/>break</text:h>
      <text:h text:style-name="P4" text:outline-level="1"><text:s text:c="20"/>else:</text:h>
      <text:h text:style-name="P4" text:outline-level="1"><text:s text:c="24"/>print('Load change on {interface_name} is less than threshold'</text:h>
      <text:h text:style-name="P4" text:outline-level="1"><text:s text:c="28"/>.format(interface_name=name))</text:h>
      <text:h text:style-name="P4" text:outline-level="1"><text:s text:c="24"/>print('New Load: {new_load}; Old Load: {old_load}'</text:h>
      <text:h text:style-name="P4" text:outline-level="1"><text:s text:c="28"/>.format(new_load=new_txload, old_load=old_txload))</text:h>
      <text:h text:style-name="P4" text:outline-level="1"><text:s text:c="16"/>time.sleep(Recalculation.TIMEOUT)</text:h>
      <text:h text:style-name="P4" text:outline-level="1"><text:s text:c="12"/>except:</text:h>
      <text:h text:style-name="P4" text:outline-level="1"><text:s text:c="16"/>logging.error('Router ({host}) is not found'.format(host=self.router.get_host()))</text:h>
      <text:h text:style-name="P4" text:outline-level="1"><text:s text:c="16"/>break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GOST type A1" svg:font-family="'GOST type A'"/>
    <style:font-face style:name="Calibri" svg:font-family="Calibri" style:font-family-generic="roman"/>
    <style:font-face style:name="ISOCPEUR" svg:font-family="ISOCPEUR" style:font-family-generic="roman"/>
    <style:font-face style:name="Times New Roman1" svg:font-family="'Times New Roman'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GOST type A" svg:font-family="'GOST type A'" style:font-pitch="variable"/>
    <style:font-face style:name="Times New Roman" svg:font-family="'Times New Roman'" style:font-family-generic="roman" style:font-pitch="variable"/>
    <style:font-face style:name="AR PL KaitiM GB" svg:font-family="'AR PL KaitiM GB'" style:font-family-generic="system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2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ru" fo:country="RU" style:letter-kerning="false" style:font-name-asian="Calibri2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Times New Roman1" fo:font-family="'Times New Roman'" style:font-family-generic="roman" fo:font-size="14pt" style:font-name-asian="AR PL KaitiM GB" style:font-family-asian="'AR PL KaitiM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Times New Roman1" fo:font-family="'Times New Roman'" style:font-family-generic="roman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1" fo:font-family="'Times New Roman'" style:font-family-generic="roman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1" fo:font-family="'Times New Roman'" style:font-family-generic="roman" style:font-size-asian="12pt" style:font-name-complex="FreeSans1" style:font-family-complex="FreeSans" style:font-family-generic-complex="swiss"/>
    </style:style>
    <style:style style:name="Чертежный" style:family="paragraph" style:default-outline-level="">
      <style:paragraph-properties fo:margin-top="0cm" fo:margin-bottom="0cm" loext:contextual-spacing="false" fo:line-height="100%" fo:text-align="justify" style:justify-single-word="false" fo:orphans="2" fo:widows="2" style:writing-mode="lr-tb"/>
      <style:text-properties style:font-name="ISOCPEUR" fo:font-family="ISOCPEUR" style:font-family-generic="roman" fo:font-size="14pt" fo:language="uk" fo:country="UA" fo:font-style="italic" style:font-name-asian="Times New Roman2" style:font-family-asian="'Times New Roman'" style:font-family-generic-asian="system" style:font-pitch-asian="variable" style:font-size-asian="14pt" style:language-asian="ru" style:country-asian="RU" style:font-style-asian="italic" style:font-name-complex="Times New Roman2" style:font-family-complex="'Times New Roman'" style:font-family-generic-complex="system" style:font-pitch-complex="variable" style:font-size-complex="10pt"/>
    </style:style>
    <style:style style:name="Default_20_Paragraph_20_Font" style:display-name="Default Paragraph Font" style:family="text"/>
    <style:style style:name="Teletype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editing-cycles>41</meta:editing-cycles>
    <meta:creation-date>2020-05-29T13:01:00</meta:creation-date>
    <dc:date>2020-06-02T07:22:07.996551176</dc:date>
    <meta:editing-duration>PT1H41M17S</meta:editing-duration>
    <meta:generator>LibreOffice/6.1.5.2$Linux_X86_64 LibreOffice_project/10$Build-2</meta:generator>
    <meta:document-statistic meta:table-count="0" meta:image-count="0" meta:object-count="0" meta:page-count="2" meta:paragraph-count="41" meta:word-count="117" meta:character-count="1843" meta:non-whitespace-character-count="1162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